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71cm"/>
    </style:style>
    <style:style style:name="Table2.B" style:family="table-column">
      <style:table-column-properties style:column-width="1.919cm"/>
    </style:style>
    <style:style style:name="Table2.C" style:family="table-column">
      <style:table-column-properties style:column-width="12.6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71cm" style:rel-column-width="17237*"/>
    </style:style>
    <style:style style:name="Table1.B" style:family="table-column">
      <style:table-column-properties style:column-width="12.529cm" style:rel-column-width="482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471cm" style:rel-column-width="17237*"/>
    </style:style>
    <style:style style:name="Table3.B" style:family="table-column">
      <style:table-column-properties style:column-width="12.529cm" style:rel-column-width="482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471cm" style:rel-column-width="17237*"/>
    </style:style>
    <style:style style:name="Table4.B" style:family="table-column">
      <style:table-column-properties style:column-width="12.529cm" style:rel-column-width="482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471cm" style:rel-column-width="17237*"/>
    </style:style>
    <style:style style:name="Table5.B" style:family="table-column">
      <style:table-column-properties style:column-width="12.529cm" style:rel-column-width="4829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471cm" style:rel-column-width="17237*"/>
    </style:style>
    <style:style style:name="Table6.B" style:family="table-column">
      <style:table-column-properties style:column-width="12.529cm" style:rel-column-width="4829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471cm" style:rel-column-width="17237*"/>
    </style:style>
    <style:style style:name="Table7.B" style:family="table-column">
      <style:table-column-properties style:column-width="12.529cm" style:rel-column-width="482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471cm" style:rel-column-width="17237*"/>
    </style:style>
    <style:style style:name="Table8.B" style:family="table-column">
      <style:table-column-properties style:column-width="12.529cm" style:rel-column-width="4829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471cm" style:rel-column-width="17237*"/>
    </style:style>
    <style:style style:name="Table9.B" style:family="table-column">
      <style:table-column-properties style:column-width="12.529cm" style:rel-column-width="4829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reports</text:p>
      <text:p text:style-name="Standard"/>
      <text:p text:style-name="Standard">Reqy produces a number of reports to visualize and help maintain the requirements, each report is described in this document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Name</text:p>
          </table:table-cell>
          <table:table-cell table:style-name="Table2.C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Table_20_Contents">2012-06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C2" office:value-type="string">
            <text:p text:style-name="Table_20_Contents">Initial documen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07_437057220" text:style-name="Index_20_Link" text:visited-style-name="Index_20_Link"><text:s/>3 Broken dependencies<text:tab/>1</text:a></text:p>
          <text:p text:style-name="P5"><text:a xlink:type="simple" xlink:href="#__RefHeading__309_437057220" text:style-name="Index_20_Link" text:visited-style-name="Index_20_Link"><text:s/>4 Packages missing requirements<text:tab/>1</text:a></text:p>
          <text:p text:style-name="P5"><text:a xlink:type="simple" xlink:href="#__RefHeading__311_437057220" text:style-name="Index_20_Link" text:visited-style-name="Index_20_Link"><text:s/>5 Requirements missing design documentation<text:tab/>2</text:a></text:p>
          <text:p text:style-name="P5"><text:a xlink:type="simple" xlink:href="#__RefHeading__313_437057220" text:style-name="Index_20_Link" text:visited-style-name="Index_20_Link"><text:s/>6 Requirements missing test cases<text:tab/>2</text:a></text:p>
          <text:p text:style-name="P5"><text:a xlink:type="simple" xlink:href="#__RefHeading__315_437057220" text:style-name="Index_20_Link" text:visited-style-name="Index_20_Link"><text:s/>7 Requirements missing use cases<text:tab/>2</text:a></text:p>
          <text:p text:style-name="P5"><text:a xlink:type="simple" xlink:href="#__RefHeading__317_437057220" text:style-name="Index_20_Link" text:visited-style-name="Index_20_Link"><text:s/>8 Requirements that need more work<text:tab/>2</text:a></text:p>
          <text:p text:style-name="P5"><text:a xlink:type="simple" xlink:href="#__RefHeading__319_437057220" text:style-name="Index_20_Link" text:visited-style-name="Index_20_Link"><text:s/>9 Time and cost estimation of requirements and packages<text:tab/>2</text:a></text:p>
          <text:p text:style-name="P5"><text:a xlink:type="simple" xlink:href="#__RefHeading__321_437057220" text:style-name="Index_20_Link" text:visited-style-name="Index_20_Link"><text:s/>10 Full list of requirements<text:tab/>3</text:a></text:p>
        </text:index-body>
      </text:table-of-content>
      <text:h text:style-name="Heading_20_1" text:outline-level="1"><text:bookmark-start text:name="__RefHeading__307_437057220"/>Broken dependencies<text:bookmark-end text:name="__RefHeading__307_437057220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Table_20_Contents">List all broken dependencies</text:p>
          </table:table-cell>
        </table:table-row>
        <table:table-row>
          <table:table-cell table:style-name="Table1.A2" office:value-type="string">
            <text:p text:style-name="P3">Output format(s)</text:p>
          </table:table-cell>
          <table:table-cell table:style-name="Table1.B2" office:value-type="string">
            <text:list xml:id="list17569550791" text:style-name="L1">
              <text:list-item>
                <text:p text:style-name="P4">Plain text</text:p>
              </text:list-item>
            </text:list>
          </table:table-cell>
        </table:table-row>
        <table:table-row>
          <table:table-cell table:style-name="Table1.A2" office:value-type="string">
            <text:p text:style-name="P3">Structure</text:p>
          </table:table-cell>
          <table:table-cell table:style-name="Table1.B2" office:value-type="string">
            <text:p text:style-name="Table_20_Contents">&lt;For each broken dependency output&gt;</text:p>
            <text:p text:style-name="Table_20_Contents"><text:s text:c="2"/>&lt;requirement or package name&gt;: &lt;type&gt; dependency to &lt;name of target file&gt; is broken</text:p>
          </table:table-cell>
        </table:table-row>
      </table:table>
      <text:p text:style-name="Text_20_body"/>
      <text:h text:style-name="Heading_20_1" text:outline-level="1"><text:bookmark-start text:name="__RefHeading__309_437057220"/>Packages missing requirements<text:bookmark-end text:name="__RefHeading__309_437057220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escription</text:p>
          </table:table-cell>
          <table:table-cell table:style-name="Table3.B1" office:value-type="string">
            <text:p text:style-name="Table_20_Contents">Show requirement packages that have no requirements.</text:p>
          </table:table-cell>
        </table:table-row>
        <table:table-row>
          <table:table-cell table:style-name="Table3.A2" office:value-type="string">
            <text:p text:style-name="P3">Output format(s)</text:p>
          </table:table-cell>
          <table:table-cell table:style-name="Table3.B2" office:value-type="string">
            <text:list xml:id="list1298033796" text:continue-numbering="true" text:style-name="L1">
              <text:list-item>
                <text:p text:style-name="P4">Plain text</text:p>
              </text:list-item>
            </text:list>
          </table:table-cell>
        </table:table-row>
        <table:table-row>
          <table:table-cell table:style-name="Table3.A2" office:value-type="string">
            <text:p text:style-name="P3">Structure</text:p>
          </table:table-cell>
          <table:table-cell table:style-name="Table3.B2" office:value-type="string">
            <text:p text:style-name="Table_20_Contents">&lt;For each package that has no requirements&gt;</text:p>
            <text:p text:style-name="Table_20_Contents"><text:s text:c="2"/>&lt;package&gt;: Has no requirements</text:p>
          </table:table-cell>
        </table:table-row>
      </table:table>
      <text:h text:style-name="Heading_20_1" text:outline-level="1"><text:bookmark-start text:name="__RefHeading__311_437057220"/><text:soft-page-break/>Requirements missing design documentation<text:bookmark-end text:name="__RefHeading__311_437057220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Description</text:p>
          </table:table-cell>
          <table:table-cell table:style-name="Table4.B1" office:value-type="string">
            <text:p text:style-name="Table_20_Contents"><text:s/>Show requirements that have no design documents.</text:p>
          </table:table-cell>
        </table:table-row>
        <table:table-row>
          <table:table-cell table:style-name="Table4.A2" office:value-type="string">
            <text:p text:style-name="P3">Output format(s)</text:p>
          </table:table-cell>
          <table:table-cell table:style-name="Table4.B2" office:value-type="string">
            <text:list xml:id="list1800647331" text:continue-numbering="true" text:style-name="L1">
              <text:list-item>
                <text:p text:style-name="P4">Plain text</text:p>
              </text:list-item>
            </text:list>
          </table:table-cell>
        </table:table-row>
        <table:table-row>
          <table:table-cell table:style-name="Table4.A2" office:value-type="string">
            <text:p text:style-name="P3">Structure</text:p>
          </table:table-cell>
          <table:table-cell table:style-name="Table4.B2" office:value-type="string">
            <text:p text:style-name="Table_20_Contents">Requirements and packages with no link to design documentation</text:p>
            <text:p text:style-name="Table_20_Contents">&lt;For each package or requirement that has no link to at least one design document or explicitly specified that none exist&gt;</text:p>
            <text:p text:style-name="Table_20_Contents"><text:s text:c="2"/>&lt;package or requirement&gt; &lt;name&gt;: No link to design document</text:p>
          </table:table-cell>
        </table:table-row>
      </table:table>
      <text:h text:style-name="Heading_20_1" text:outline-level="1"><text:bookmark-start text:name="__RefHeading__313_437057220"/>Requirements missing test cases<text:bookmark-end text:name="__RefHeading__313_437057220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Description</text:p>
          </table:table-cell>
          <table:table-cell table:style-name="Table5.B1" office:value-type="string">
            <text:p text:style-name="Table_20_Contents"><text:s/>Show requirements that have no test cases.</text:p>
          </table:table-cell>
        </table:table-row>
        <table:table-row>
          <table:table-cell table:style-name="Table5.A2" office:value-type="string">
            <text:p text:style-name="P3">Output format(s)</text:p>
          </table:table-cell>
          <table:table-cell table:style-name="Table5.B2" office:value-type="string">
            <text:list xml:id="list152417222" text:continue-numbering="true" text:style-name="L1">
              <text:list-item>
                <text:p text:style-name="P4">Plain text</text:p>
              </text:list-item>
            </text:list>
          </table:table-cell>
        </table:table-row>
        <table:table-row>
          <table:table-cell table:style-name="Table5.A2" office:value-type="string">
            <text:p text:style-name="P3">Structure</text:p>
          </table:table-cell>
          <table:table-cell table:style-name="Table5.B2" office:value-type="string">
            <text:p text:style-name="Table_20_Contents">Requirements and packages with no link to test case</text:p>
            <text:p text:style-name="Table_20_Contents">&lt;For each package or requirement that has no link to at least one design document or explicitly specified that none exist&gt;</text:p>
            <text:p text:style-name="Table_20_Contents"><text:s text:c="2"/>&lt;package or requirement&gt; &lt;name&gt;: No link to test case</text:p>
          </table:table-cell>
        </table:table-row>
      </table:table>
      <text:h text:style-name="Heading_20_1" text:outline-level="1"><text:bookmark-start text:name="__RefHeading__315_437057220"/>Requirements missing use cases<text:bookmark-end text:name="__RefHeading__315_437057220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Description</text:p>
          </table:table-cell>
          <table:table-cell table:style-name="Table6.B1" office:value-type="string">
            <text:p text:style-name="Table_20_Contents"><text:s/>Show requirements that have no use cases.</text:p>
          </table:table-cell>
        </table:table-row>
        <table:table-row>
          <table:table-cell table:style-name="Table6.A2" office:value-type="string">
            <text:p text:style-name="P3">Output format(s)</text:p>
          </table:table-cell>
          <table:table-cell table:style-name="Table6.B2" office:value-type="string">
            <text:list xml:id="list1784744368" text:continue-numbering="true" text:style-name="L1">
              <text:list-item>
                <text:p text:style-name="P4">Plain text</text:p>
              </text:list-item>
            </text:list>
          </table:table-cell>
        </table:table-row>
        <table:table-row>
          <table:table-cell table:style-name="Table6.A2" office:value-type="string">
            <text:p text:style-name="P3">Structure</text:p>
          </table:table-cell>
          <table:table-cell table:style-name="Table6.B2" office:value-type="string">
            <text:p text:style-name="Table_20_Contents">Requirements and packages with no link to use case</text:p>
            <text:p text:style-name="Table_20_Contents">&lt;For each package or requirement that has no link to at least one design document or explicitly specified that none exist&gt;</text:p>
            <text:p text:style-name="Table_20_Contents"><text:s text:c="2"/>&lt;Package or Requirement&gt; &lt;name&gt;: No link to use case</text:p>
          </table:table-cell>
        </table:table-row>
      </table:table>
      <text:h text:style-name="Heading_20_1" text:outline-level="1"><text:bookmark-start text:name="__RefHeading__317_437057220"/>Requirements that need more work<text:bookmark-end text:name="__RefHeading__317_437057220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Description</text:p>
          </table:table-cell>
          <table:table-cell table:style-name="Table7.B1" office:value-type="string">
            <text:p text:style-name="Table_20_Contents"><text:s/>List requirements that have status elaboration (elaboration status is default and may not be explicitly set in requirement or package attributes.</text:p>
          </table:table-cell>
        </table:table-row>
        <table:table-row>
          <table:table-cell table:style-name="Table7.A2" office:value-type="string">
            <text:p text:style-name="P3">Output format(s)</text:p>
          </table:table-cell>
          <table:table-cell table:style-name="Table7.B2" office:value-type="string">
            <text:list xml:id="list1824941167" text:continue-numbering="true" text:style-name="L1">
              <text:list-item>
                <text:p text:style-name="P4">Plain text</text:p>
              </text:list-item>
            </text:list>
          </table:table-cell>
        </table:table-row>
        <table:table-row>
          <table:table-cell table:style-name="Table7.A2" office:value-type="string">
            <text:p text:style-name="P3">Structure</text:p>
          </table:table-cell>
          <table:table-cell table:style-name="Table7.B2" office:value-type="string">
            <text:p text:style-name="Table_20_Contents">Requirements and packages with status elaboration:</text:p>
            <text:p text:style-name="Table_20_Contents">&lt;For each package or requirement that has status elaboration&gt;</text:p>
            <text:p text:style-name="Table_20_Contents"><text:s text:c="2"/>&lt;package or requirement&gt;</text:p>
            <text:p text:style-name="Table_20_Contents"><text:s text:c="4"/>&lt;if todo's defined&gt;</text:p>
            <text:p text:style-name="Table_20_Contents"><text:s text:c="6"/>&lt;todo string&gt;</text:p>
          </table:table-cell>
        </table:table-row>
      </table:table>
      <text:h text:style-name="Heading_20_1" text:outline-level="1"><text:bookmark-start text:name="__RefHeading__319_437057220"/>Time and cost estimation of requirements and packages<text:bookmark-end text:name="__RefHeading__319_437057220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Description</text:p>
          </table:table-cell>
          <table:table-cell table:style-name="Table8.B1" office:value-type="string">
            <text:p text:style-name="Table_20_Contents">Compute and display cost and effort estimations for each requirement and package.</text:p>
          </table:table-cell>
        </table:table-row>
        <table:table-row>
          <table:table-cell table:style-name="Table8.A2" office:value-type="string">
            <text:p text:style-name="P3">Output format(s)</text:p>
          </table:table-cell>
          <table:table-cell table:style-name="Table8.B2" office:value-type="string">
            <text:list xml:id="list2056266259" text:continue-numbering="true" text:style-name="L1">
              <text:list-item>
                <text:p text:style-name="P4">Plain text</text:p>
              </text:list-item>
              <text:list-item>
                <text:p text:style-name="P4"><text:soft-page-break/>CSV (spreadsheet?)</text:p>
              </text:list-item>
              <text:list-item>
                <text:p text:style-name="P4">PDF</text:p>
              </text:list-item>
              <text:list-item>
                <text:p text:style-name="P4">HTML</text:p>
              </text:list-item>
            </text:list>
          </table:table-cell>
        </table:table-row>
        <table:table-row>
          <table:table-cell table:style-name="Table8.A2" office:value-type="string">
            <text:p text:style-name="P3">Structure</text:p>
          </table:table-cell>
          <table:table-cell table:style-name="Table8.B2" office:value-type="string">
            <text:p text:style-name="Table_20_Contents">See 'Time and cost report.odt'</text:p>
          </table:table-cell>
        </table:table-row>
      </table:table>
      <text:h text:style-name="Heading_20_1" text:outline-level="1"><text:bookmark-start text:name="__RefHeading__321_437057220"/>Full list of requirements<text:bookmark-end text:name="__RefHeading__321_437057220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Description</text:p>
          </table:table-cell>
          <table:table-cell table:style-name="Table9.B1" office:value-type="string">
            <text:p text:style-name="Table_20_Contents">Full report of all requirements, their status and dependencies.</text:p>
          </table:table-cell>
        </table:table-row>
        <table:table-row>
          <table:table-cell table:style-name="Table9.A2" office:value-type="string">
            <text:p text:style-name="P3">Output format(s)</text:p>
          </table:table-cell>
          <table:table-cell table:style-name="Table9.B2" office:value-type="string">
            <text:list xml:id="list189384318" text:continue-numbering="true" text:style-name="L1">
              <text:list-item>
                <text:p text:style-name="P4">Plain text</text:p>
              </text:list-item>
              <text:list-item>
                <text:p text:style-name="P4">PDF</text:p>
              </text:list-item>
              <text:list-item>
                <text:p text:style-name="P4">HTML</text:p>
              </text:list-item>
            </text:list>
          </table:table-cell>
        </table:table-row>
        <table:table-row>
          <table:table-cell table:style-name="Table9.A2" office:value-type="string">
            <text:p text:style-name="P3">Structure</text:p>
          </table:table-cell>
          <table:table-cell table:style-name="Table9.B2" office:value-type="string">
            <text:p text:style-name="Table_20_Contents">See rmtoo_requirement_report.pd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6-26T22:03:44</dc:date>
    <meta:editing-duration>PT14M24S</meta:editing-duration>
    <meta:editing-cycles>9</meta:editing-cycles>
    <meta:document-statistic meta:table-count="9" meta:image-count="0" meta:object-count="0" meta:page-count="3" meta:paragraph-count="95" meta:word-count="457" meta:character-count="2628" meta:non-whitespace-character-count="2523"/>
  </office:meta>
</office:document-meta>
</file>